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ómo aprender ReactJS</text:p>
      <text:p text:style-name="Standard"/>
      <text:p text:style-name="Standard">Para comenzar tu camino en el mundo de React necesitas tener una base sólida en las principales tecnologías del front end: HTML, CSS y JavaScript, te recomendamos seguir la Escuela de Desarrollo Web en orden.</text:p>
      <text:p text:style-name="Standard"/>
      <text:p text:style-name="Standard">El trabajo de un desarrollador front-end es darle la mejor experiencia posible a nuestros usuarios en:</text:p>
      <text:p text:style-name="Standard"/>
      <text:p text:style-name="Standard">Flujo de navegación</text:p>
      <text:p text:style-name="Standard">Tiempos de carga</text:p>
      <text:p text:style-name="Standard">Accesibilidad</text:p>
      <text:p text:style-name="Standard">Optimización</text:p>
      <text:p text:style-name="Standard">Usabilidad</text:p>
      <text:p text:style-name="Standard">¿Qué es React.js?</text:p>
      <text:p text:style-name="Standard">React es una herramienta de JavaScript en el front end que nos ayuda a construir la parte visual de nuestras aplicaciones web, las interfaces con las que van a interactuar nuestros usuarios.</text:p>
      <text:p text:style-name="Standard"/>
      <text:p text:style-name="Standard">React es una librería progresiva, esto porque puedes hacer desde una página sencilla hasta poder desarrollar aplicaciones gigantes, y llegar a convertirse en un framework en conjunto de muchas herramientas que existen a su alrededor.</text:p>
      <text:p text:style-name="Standard"/>
      <text:p text:style-name="Standard">Pero… ¿Por qué aprender React?</text:p>
      <text:p text:style-name="Standard">Mientras más crecen nuestras aplicaciones web, se vuelve más complicado nuestro trabajo utilizando solamente HTML, CSS y JavaScript. La magia de React es que nos facilita crear y organizar nuestro código, acelerar el proceso de creación, además de ofrecernos una mejor experiencia como desarrolladores.</text:p>
      <text:p text:style-name="Standard"/>
      <text:p text:style-name="Standard">Seguramente por esto quieres aprender React:</text:p>
      <text:p text:style-name="Standard"/>
      <text:p text:style-name="Standard">Curiosidad sobre por qué React es tan poderoso</text:p>
      <text:p text:style-name="Standard">Quieres conseguir un mejor empleo</text:p>
      <text:p text:style-name="Standard">Te apasiona el desarrollo web</text:p>
      <text:p text:style-name="Standard">Quieres mejorar tu salario</text:p>
      <text:p text:style-name="Standard">Sea cual sea tu motivación, React te puede ayudar.</text:p>
      <text:p text:style-name="Standard"/>
      <text:p text:style-name="Standard">Requisitos para el curso:</text:p>
      <text:p text:style-name="Standard">Profundizar y dominar estos temas retornará buenos frutos y te convertirá en un excelente desarrollador.</text:p>
      <text:p text:style-name="Standard"/>
      <text:p text:style-name="Standard">HTML y CSS</text:p>
      <text:p text:style-name="Standard">JavaScript</text:p>
      <text:p text:style-name="Standard">ECMAScript 6+</text:p>
      <text:p text:style-name="Standard">Clousures y Scope</text:p>
      <text:p text:style-name="Standard">POO</text:p>
      <text:p text:style-name="Standard">JavaScrip Engine</text:p>
      <text:p text:style-name="Standard">Asincronismo</text:p>
      <text:p text:style-name="Standard">Peticiones a API</text:p>
      <text:p text:style-name="Standard">Manipulación del DOM</text:p>
      <text:p text:style-name="Standard"><text:soft-page-break/>Frameworks y librerías de JavaScript</text:p>
      <text:p text:style-name="Standard">¿Quién será tu profesor?</text:p>
      <text:p text:style-name="Standard">En este curso, Juan David Castro, course director en la facultad de computer science de Platzi te acompañará mientras aprendes los temas esenciales de React, desde la teoría hasta la práct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21:04:34.817100697</meta:creation-date>
    <dc:date>2023-01-05T21:05:50.755595575</dc:date>
    <meta:editing-duration>PT1M17S</meta:editing-duration>
    <meta:editing-cycles>1</meta:editing-cycles>
    <meta:document-statistic meta:table-count="0" meta:image-count="0" meta:object-count="0" meta:page-count="2" meta:paragraph-count="33" meta:word-count="298" meta:character-count="1902" meta:non-whitespace-character-count="1637"/>
    <meta:generator>LibreOffice/7.3.7.2$Linux_X86_64 LibreOffice_project/30$Build-2</meta:generator>
  </office:meta>
</office:document-meta>
</file>